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paragraph-rsid="000fe2a3"/>
    </style:style>
    <style:style style:name="P3" style:family="paragraph" style:parent-style-name="Standard">
      <style:text-properties fo:language="pl" fo:country="PL" officeooo:paragraph-rsid="0012aeec"/>
    </style:style>
    <style:style style:name="P4" style:family="paragraph" style:parent-style-name="Standard">
      <style:text-properties fo:language="pl" fo:country="PL" officeooo:paragraph-rsid="00147108"/>
    </style:style>
    <style:style style:name="P5" style:family="paragraph" style:parent-style-name="Standard">
      <style:text-properties fo:language="pl" fo:country="PL" officeooo:paragraph-rsid="00170aec"/>
    </style:style>
    <style:style style:name="P6" style:family="paragraph" style:parent-style-name="Standard">
      <style:text-properties fo:language="pl" fo:country="PL" officeooo:paragraph-rsid="0018d2d3"/>
    </style:style>
    <style:style style:name="P7" style:family="paragraph" style:parent-style-name="Standard">
      <style:text-properties fo:language="pl" fo:country="PL" officeooo:paragraph-rsid="0019dd9a"/>
    </style:style>
    <style:style style:name="P8" style:family="paragraph" style:parent-style-name="Standard">
      <style:text-properties fo:language="pl" fo:country="PL" officeooo:paragraph-rsid="001d3cf1"/>
    </style:style>
    <style:style style:name="P9" style:family="paragraph" style:parent-style-name="Standard">
      <style:text-properties fo:language="pl" fo:country="PL" officeooo:paragraph-rsid="001eda5f"/>
    </style:style>
    <style:style style:name="P10" style:family="paragraph" style:parent-style-name="Standard">
      <style:text-properties fo:language="pl" fo:country="PL" officeooo:rsid="0020e1b9" officeooo:paragraph-rsid="0020e1b9"/>
    </style:style>
    <style:style style:name="P11" style:family="paragraph" style:parent-style-name="Standard">
      <style:text-properties fo:language="pl" fo:country="PL" officeooo:rsid="0020e1b9" officeooo:paragraph-rsid="00226d59"/>
    </style:style>
    <style:style style:name="P12" style:family="paragraph" style:parent-style-name="Standard">
      <style:text-properties fo:language="pl" fo:country="PL" officeooo:rsid="0020e1b9" officeooo:paragraph-rsid="0028e5bb"/>
    </style:style>
    <style:style style:name="P13" style:family="paragraph" style:parent-style-name="Standard">
      <style:text-properties fo:language="pl" fo:country="PL" officeooo:rsid="001316b0" officeooo:paragraph-rsid="0012aeec"/>
    </style:style>
    <style:style style:name="P14" style:family="paragraph" style:parent-style-name="Standard">
      <style:text-properties fo:language="pl" fo:country="PL" officeooo:rsid="0028e5bb" officeooo:paragraph-rsid="0028e5bb"/>
    </style:style>
    <style:style style:name="P15" style:family="paragraph" style:parent-style-name="Standard">
      <style:text-properties fo:language="pl" fo:country="PL" officeooo:rsid="002c4b9d" officeooo:paragraph-rsid="002c4b9d"/>
    </style:style>
    <style:style style:name="P16" style:family="paragraph" style:parent-style-name="Standard">
      <style:paragraph-properties fo:text-align="start" style:justify-single-word="false"/>
      <style:text-properties fo:language="pl" fo:country="PL" officeooo:rsid="002c4b9d" officeooo:paragraph-rsid="002c4b9d"/>
    </style:style>
    <style:style style:name="P17" style:family="paragraph" style:parent-style-name="Standard">
      <style:text-properties fo:language="pl" fo:country="PL" officeooo:rsid="002c65b2" officeooo:paragraph-rsid="002c65b2"/>
    </style:style>
    <style:style style:name="P18" style:family="paragraph" style:parent-style-name="Standard">
      <style:paragraph-properties fo:text-align="start" style:justify-single-word="false"/>
      <style:text-properties fo:language="pl" fo:country="PL" officeooo:rsid="002c65b2" officeooo:paragraph-rsid="00326576"/>
    </style:style>
    <style:style style:name="P19" style:family="paragraph" style:parent-style-name="Standard">
      <style:paragraph-properties fo:text-align="start" style:justify-single-word="false"/>
      <style:text-properties fo:language="pl" fo:country="PL" officeooo:rsid="002cc477" officeooo:paragraph-rsid="002cc477"/>
    </style:style>
    <style:style style:name="P20" style:family="paragraph" style:parent-style-name="Standard">
      <style:paragraph-properties fo:text-align="start" style:justify-single-word="false"/>
      <style:text-properties fo:language="pl" fo:country="PL" officeooo:rsid="002cc477" officeooo:paragraph-rsid="002f8f22"/>
    </style:style>
    <style:style style:name="P21" style:family="paragraph" style:parent-style-name="Standard">
      <style:paragraph-properties fo:text-align="start" style:justify-single-word="false"/>
      <style:text-properties fo:language="pl" fo:country="PL" officeooo:rsid="003132d9" officeooo:paragraph-rsid="003132d9"/>
    </style:style>
    <style:style style:name="P22" style:family="paragraph" style:parent-style-name="Standard">
      <style:paragraph-properties fo:text-align="start" style:justify-single-word="false"/>
      <style:text-properties fo:language="pl" fo:country="PL" officeooo:rsid="002c65b2" officeooo:paragraph-rsid="00326576"/>
    </style:style>
    <style:style style:name="P23" style:family="paragraph" style:parent-style-name="Standard">
      <style:paragraph-properties fo:text-align="start" style:justify-single-word="false"/>
      <style:text-properties fo:language="pl" fo:country="PL" officeooo:rsid="002c65b2" officeooo:paragraph-rsid="0034b434"/>
    </style:style>
    <style:style style:name="P24" style:family="paragraph" style:parent-style-name="Standard">
      <style:paragraph-properties fo:text-align="start" style:justify-single-word="false"/>
      <style:text-properties fo:language="pl" fo:country="PL" officeooo:rsid="002c65b2" officeooo:paragraph-rsid="00381e24"/>
    </style:style>
    <style:style style:name="P25" style:family="paragraph" style:parent-style-name="Standard">
      <style:paragraph-properties fo:text-align="start" style:justify-single-word="false"/>
      <style:text-properties fo:language="pl" fo:country="PL" officeooo:rsid="002c65b2" officeooo:paragraph-rsid="003883aa"/>
    </style:style>
    <style:style style:name="P26" style:family="paragraph" style:parent-style-name="Standard">
      <style:paragraph-properties fo:text-align="start" style:justify-single-word="false"/>
      <style:text-properties fo:language="pl" fo:country="PL" officeooo:rsid="002c65b2" officeooo:paragraph-rsid="00388499"/>
    </style:style>
    <style:style style:name="P27" style:family="paragraph" style:parent-style-name="Standard">
      <style:paragraph-properties fo:text-align="start" style:justify-single-word="false"/>
      <style:text-properties fo:language="pl" fo:country="PL" officeooo:rsid="003883aa" officeooo:paragraph-rsid="003883aa"/>
    </style:style>
    <style:style style:name="P28" style:family="paragraph" style:parent-style-name="Standard">
      <style:paragraph-properties fo:text-align="start" style:justify-single-word="false"/>
      <style:text-properties fo:language="pl" fo:country="PL" officeooo:rsid="0038c428" officeooo:paragraph-rsid="0038c428"/>
    </style:style>
    <style:style style:name="T1" style:family="text">
      <style:text-properties officeooo:rsid="00105124"/>
    </style:style>
    <style:style style:name="T2" style:family="text">
      <style:text-properties officeooo:rsid="002cc477"/>
    </style:style>
    <style:style style:name="T3" style:family="text">
      <style:text-properties officeooo:rsid="002f8f22"/>
    </style:style>
    <style:style style:name="T4" style:family="text">
      <style:text-properties officeooo:rsid="0033779f"/>
    </style:style>
    <style:style style:name="T5" style:family="text">
      <style:text-properties officeooo:rsid="00340a4f"/>
    </style:style>
    <style:style style:name="T6" style:family="text">
      <style:text-properties officeooo:rsid="00354804"/>
    </style:style>
    <style:style style:name="T7" style:family="text">
      <style:text-properties officeooo:rsid="0036d7b9"/>
    </style:style>
    <style:style style:name="T8" style:family="text">
      <style:text-properties officeooo:rsid="00381e24"/>
    </style:style>
    <style:style style:name="T9" style:family="text">
      <style:text-properties officeooo:rsid="00388499"/>
    </style:style>
    <style:style style:name="T10" style:family="text">
      <style:text-properties officeooo:rsid="0038c428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: 2025.03.10</text:p>
      <text:p text:style-name="P1">źródło: <text:span text:style-name="T1">52 notatki</text:span></text:p>
      <text:p text:style-name="P1">kategoria: rożne</text:p>
      <text:p text:style-name="P1">aktualizacja: <text:date style:data-style-name="N49" text:date-value="2025-03-17T10:40:43.858695868">2025-03-17</text:date>, <text:time style:data-style-name="N61" text:time-value="2025-03-17T10:40:43.858760618">10:32:12</text:time></text:p>
      <text:p text:style-name="P1"/>
      <text:p text:style-name="P1">Świadomość tego, czego nie wiesz, jest bardziej przydatna niż bycie genialnym. Chciałbym wiedzieć, gdzie umrę, wtedy nigdy bym tam nie poszedł.</text:p>
      <text:p text:style-name="P1">Charlie Munger</text:p>
      <text:p text:style-name="P1"/>
      <text:p text:style-name="P6">Ludzie starają się być mądrzy – ja staram się przede wszystkim nie być idiotą. To trudniejsze niż większość myśli.</text:p>
      <text:p text:style-name="P7">Charlie Munger</text:p>
      <text:p text:style-name="P7"/>
      <text:p text:style-name="P6">Mądrzy ludzie nie są zwolnieni od zawodowych wpadek wynikających z nadmiernej pewności siebie.</text:p>
      <text:p text:style-name="P2">Charlie Munger</text:p>
      <text:p text:style-name="P2"/>
      <text:p text:style-name="P3">Nawet osoby z długą listą sukcesów czasem robią coś bardzo głupiego. I może to być na tyle duża rzecz, że jest w stanie zrujnować ich całe życie. Weźmy choćby jazdę autem po alkoholu, romans w pracy czy wydawanie oszczędności na hazard. Dlatego oprócz podejmowania dobrych decyzji, trzeba umieć bronić się przed tymi złymi.</text:p>
      <text:p text:style-name="P13">Przemek Gerschmann</text:p>
      <text:p text:style-name="P2"/>
      <text:p text:style-name="P2">Staram się pozbyć ze swojego otoczenia osób, które zawsze pewnie odpowiadają na pytania, o których nie mają zielonego pojęcia.</text:p>
      <text:p text:style-name="P4">Charlie Munger</text:p>
      <text:p text:style-name="P4"/>
      <text:p text:style-name="P4">Zawsze mówię prawdę, bo dzięki temu nie muszę pamiętać swoich kłamstw.</text:p>
      <text:p text:style-name="P5">Charlie Munger</text:p>
      <text:p text:style-name="P4"/>
      <text:p text:style-name="P4">Spędzaj każdy dzień starając się być choć trochę mądrzejszy niż byłeś wczoraj. Wypełniaj swoje obowiązki wiernie i dobrze. Większość ludzi dostaje to, na co zasługuje, jeśli pożyje wystarczająco długo.</text:p>
      <text:p text:style-name="P5">Charlie Munger</text:p>
      <text:p text:style-name="P4"/>
      <text:p text:style-name="P4">Nie sprzedawaj niczego, czego sam byś nie kupił. Nie pracuj dla nikogo, kogo nie szanujesz i nie podziwiasz.</text:p>
      <text:p text:style-name="P8">Charlie Munger</text:p>
      <text:p text:style-name="P4"/>
      <text:p text:style-name="P4">W całym moim życiu nie spotkałem mądrych ludzi, którzy nie czytają dużo. Żadnego, zero. Zdziwiłbyś się, ile czyta Warren i ile ja czytam. Moje dzieci śmieją się ze mnie, mówią, że jestem książką z kilkoma wystającymi nogami.</text:p>
      <text:p text:style-name="P9">Charlie Munger</text:p>
      <text:p text:style-name="P9"/>
      <text:p text:style-name="P10">Nie ma dróg na skróty. To, co nas interesuje przychodzi nam z lekkością, nawet jeśli dla innych jest trudne.</text:p>
      <text:p text:style-name="P10">Przemek Gerschmann</text:p>
      <text:p text:style-name="P10"/>
      <text:p text:style-name="P10">Jeśli nie potrafisz się czymś bardzo zainteresować, to nie sądzę, że odniesiesz w tym duży sukces, nawet jeśli jesteś dość mądry. Mi się to nigdy nie przydarzyło.</text:p>
      <text:p text:style-name="P10">Charlie Munger</text:p>
      <text:p text:style-name="P10"/>
      <text:p text:style-name="P10"><text:soft-page-break/>Zazdrość, zawiść, zemsta i użalanie się nad sobą to zgubne sposoby myślenia. Zwłaszcza użalanie się nad sobą to absurdalny sposób zachowania, który nie poprawi sytuacji. Życie przyniesie Ci straszne i niesprawiedliwe ciosy.</text:p>
      <text:p text:style-name="P11">Charlie Munger</text:p>
      <text:p text:style-name="P11"/>
      <text:p text:style-name="P11">Najlepsza zbroja chroniąca przed starością to dobrze spędzone życie.</text:p>
      <text:p text:style-name="P11">Charlie Munger</text:p>
      <text:p text:style-name="P11"/>
      <text:p text:style-name="P11">Rysuję od szóstego roku życia i przez ten czas udało mi się zbudować reputację. Jednak nic, co stworzyłem przed siedemdziesiątym rokiem życia, nie jest warte uwagi.</text:p>
      <text:p text:style-name="P11">Katsushika Hokusai</text:p>
      <text:p text:style-name="P11"/>
      <text:p text:style-name="P14">Nic nie jest dane za darmo, ani na zawsze.</text:p>
      <text:p text:style-name="P12">Przemek Gerschmann</text:p>
      <text:p text:style-name="P11"/>
      <text:p text:style-name="P15">Jakość pamięta się o wiele dłużej niż cenę. (2024.06.22)</text:p>
      <text:p text:style-name="P15">Aldo Gucci</text:p>
      <text:p text:style-name="P15"/>
      <text:p text:style-name="P17">Na początku trudno jest określić, co dokładnie będziemy robić za kilka lat czy dekad. Nasz dokładny kurs można wyznaczyć dopiero, gdy już wypłyniemy w drogę, a nie z poziomu bezpiecznego portu. (2024.06.22)</text:p>
      <text:p text:style-name="P17">Przemek Gerschmann</text:p>
      <text:p text:style-name="P17"/>
      <text:p text:style-name="P16"><text:span text:style-name="T2">J</text:span>estem fanem weekendowych projektów i dodatkowych aktywności zawodowych. Dzięki nim możemy próbować nowych rzeczy bez porzucania głównej ścieżki kariery. Zyskujemy doświadczenie i dajemy sobie szansę, aby zrobić coś innego. <text:span text:style-name="T2">(2024.06.22)</text:span></text:p>
      <text:p text:style-name="P19">Przemek Gerschmann</text:p>
      <text:p text:style-name="P19"/>
      <text:p text:style-name="P20">Zła wiadomość obiega cały świat nim dobra wyjdzie z domu. <text:span text:style-name="T3">(2023.04.15)</text:span></text:p>
      <text:p text:style-name="P18">Przemek Gerschmann</text:p>
      <text:p text:style-name="P19"/>
      <text:p text:style-name="P21">Oryginalność znowu będzie w cenie. […] Najdroższe zegarki są robione ręcznie i trzeba je codziennie nakręcać, a te składane w fabryce, z baterią na 10 lat kosztują kilka złotych i są ich tysiące. (2023.04.15)</text:p>
      <text:p text:style-name="P18">Przemek Gerschmann</text:p>
      <text:p text:style-name="P18"/>
      <text:p text:style-name="P23">Jeśli chodzi o umiejętności, ilość często przewyższa jakość. Lepiej jest być dobrym w dwóch uzupełniających się umiejętnościach niż być doskonałym w jednej.<text:span text:style-name="T4">(</text:span><text:span text:style-name="T6">książka: </text:span><text:span text:style-name="T4">Jak ponieść </text:span>porażkę prawie we wszystkim i nadal wygrywać<text:span text:style-name="T4">)</text:span> <text:span text:style-name="T5">(2023.02.11)</text:span></text:p>
      <text:p text:style-name="P18">Scott Adams </text:p>
      <text:p text:style-name="P18"/>
      <text:p text:style-name="P18">Więcej umiejętności to więcej szans na powodzenie, więcej ofert pracy, na które możemy zaaplikować czy możliwości biznesowych, które jesteśmy w stanie zrealizować. <text:span text:style-name="T7">(2023.02.11)</text:span></text:p>
      <text:p text:style-name="P24">Przemek Gerschmann</text:p>
      <text:p text:style-name="P18"/>
      <text:p text:style-name="P18">Zbiór umiejętności jakie gromadzimy jest naszym najcenniejszym aktywem, które możemy dowolnie rozwijać i rozbudowywać. To ich unikatowe połączenie jest tu kluczem do sukcesu, a nie dalsza specjalizacja w wąskim zakresie. <text:span text:style-name="T8">(2023.02.11)</text:span></text:p>
      <text:p text:style-name="P24">Przemek Gerschmann</text:p>
      <text:p text:style-name="P18"/>
      <text:p text:style-name="P27">Umiejętność tworzenia i sprzedawania. […] nawet przeciętna umiejętność sprzedaży gwałtownie zwiększy nasze szanse na sukces. (2023.02.11)</text:p>
      <text:p text:style-name="P25"><text:soft-page-break/>Przemek Gerschmann</text:p>
      <text:p text:style-name="P18"/>
      <text:p text:style-name="P18">Nowe umiejętności są jak klocki lego - czasem lepszy efekt uzyskuje się z wielu małych elementów niż z kilku dużych. <text:span text:style-name="T9">(2023.02.11)</text:span></text:p>
      <text:p text:style-name="P26">Przemek Gerschmann</text:p>
      <text:p text:style-name="P26"/>
      <text:p text:style-name="P18">Musisz potrafić znaleźć jak najlepsze rozwiązanie, zrealizować je szybko i niskim kosztem. Produktywność to bardzo ważny temat. <text:span text:style-name="T10">(2023.02.11)</text:span></text:p>
      <text:p text:style-name="P28">Przemek Gerschmann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3-17T10:40:42.921441457</dc:date>
    <meta:editing-duration>PT1H34M8S</meta:editing-duration>
    <meta:editing-cycles>47</meta:editing-cycles>
    <meta:generator>LibreOffice/7.3.7.2$Linux_X86_64 LibreOffice_project/30$Build-2</meta:generator>
    <meta:document-statistic meta:table-count="0" meta:image-count="0" meta:object-count="0" meta:page-count="3" meta:paragraph-count="56" meta:word-count="660" meta:character-count="4491" meta:non-whitespace-character-count="3885"/>
  </office:meta>
</office:document-meta>
</file>